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list-style-name="LFO1" style:family="paragraph">
      <style:paragraph-properties fo:break-before="page" fo:margin-top="0.0694in" fo:margin-bottom="0.0694in" fo:line-height="100%"/>
      <style:text-properties style:font-name="Times New Roman" style:font-name-asian="Times New Roman" fo:font-size="12pt" style:font-size-asian="12pt" style:font-size-complex="12pt" style:language-asian="en" style:country-asian="GB"/>
    </style:style>
    <style:style style:name="P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6"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10" style:parent-style-name="ListParagraph" style:family="paragraph">
      <style:text-properties style:font-name="Times New Roman" style:font-name-asian="Times New Roman" fo:font-size="12pt" style:font-size-asian="12pt" style:font-size-complex="12pt" style:language-asian="en" style:country-asian="GB"/>
    </style:style>
    <style:style style:name="P1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12"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1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14" style:parent-style-name="Normal" style:family="paragraph">
      <style:text-properties style:font-name="Times New Roman" style:font-name-asian="Times New Roman" fo:font-size="12pt" style:font-size-asian="12pt" style:font-size-complex="12pt" style:language-asian="en" style:country-asian="GB"/>
    </style:style>
    <style:style style:name="T15" style:parent-style-name="DefaultParagraphFont" style:family="text">
      <style:text-properties style:font-name="Times New Roman" style:font-name-asian="Times New Roman" fo:font-size="12pt" style:font-size-asian="12pt" style:font-size-complex="12pt" style:language-asian="en" style:country-asian="GB"/>
    </style:style>
  </office:automatic-styles>
  <office:body>
    <office:text text:use-soft-page-breaks="true">
      <text:list text:style-name="LFO1" text:continue-numbering="true">
        <text:list-item>
          <text:p text:style-name="P1">Given the provided data, what are three conclusions we can draw about crowdfunding campaigns?</text:p>
        </text:list-item>
      </text:list>
      <text:p text:style-name="P2">565 out of the 1000 campaigns were successful.</text:p>
      <text:p text:style-name="P3">The highest percent funded was 2339.</text:p>
      <text:p text:style-name="P4">US was country with the most crowd funding at 763.<text:s/></text:p>
      <text:p text:style-name="P5"/>
      <text:list text:style-name="LFO1" text:continue-numbering="true">
        <text:list-item>
          <text:p text:style-name="P6">What are some limitations of this dataset?</text:p>
        </text:list-item>
      </text:list>
      <text:p text:style-name="P7">The most recent data is from 2020, making it 2 years out of date. Things could have changed in that time.<text:s/></text:p>
      <text:p text:style-name="P8">Most of the data is from the US there isn’t a wide enough range of countries.<text:s/></text:p>
      <text:p text:style-name="P9">The currency has not been converted into a base rate. So comparing amounts will be tricky as all of the currencies are different.<text:s/></text:p>
      <text:p text:style-name="P10"/>
      <text:p text:style-name="P11"/>
      <text:list text:style-name="LFO1" text:continue-numbering="true">
        <text:list-item>
          <text:p text:style-name="P12">What are some other possible tables and/or graphs that we could create, and what additional value would they provide?</text:p>
        </text:list-item>
      </text:list>
      <text:p text:style-name="P13">For first two, tables we could have used a line graph as this directly visually shows which Categories had the least success rate to usage. (I.E. journalism has the one of the least in all in fail, success, cancel and live.<text:s/></text:p>
      <text:p text:style-name="P14"/>
      <text:p text:style-name="Normal"><text:span text:style-name="T15">A pie chart would be usually when you split data to look at only one type of data at time. For example, look at one type of outcome to the Parent category. With will allow you to see which campaign Parent category worked bes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tai Marowa</meta:initial-creator>
    <dc:creator>Itai Marowa</dc:creator>
    <meta:creation-date>2022-10-27T00:16:00Z</meta:creation-date>
    <dc:date>2022-10-27T17:28:00Z</dc:date>
    <meta:template xlink:href="Normal" xlink:type="simple"/>
    <meta:editing-cycles>2</meta:editing-cycles>
    <meta:editing-duration>PT4200S</meta:editing-duration>
    <meta:document-statistic meta:page-count="1" meta:paragraph-count="2" meta:word-count="173" meta:character-count="1163" meta:row-count="8" meta:non-whitespace-character-count="992"/>
  </office:meta>
</office:document-meta>
</file>